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meta.rdf"/>
  <manifest:file-entry manifest:media-type="" manifest:full-path="meta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xml:id="id322214793" text:name="Section1">
        <text:p text:style-name="Standard">This is <text:s/>a section <text:s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hok Hariharan</meta:initial-creator>
    <meta:creation-date>2011-02-09T17:42:27</meta:creation-date>
    <dc:date>2011-02-09T17:43:38</dc:date>
    <dc:creator>Ashok Hariharan</dc:creator>
    <meta:editing-duration>PT1M11S</meta:editing-duration>
    <meta:editing-cycles>5</meta:editing-cycles>
    <meta:generator>OpenOffice.org/3.3$Unix OpenOffice.org_project/330m20$Build-9567</meta:generator>
    <meta:document-statistic meta:table-count="0" meta:image-count="0" meta:object-count="0" meta:page-count="1" meta:paragraph-count="1" meta:word-count="4" meta:character-count="2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
Sub Main

Dim odoc

odoc = thisComponent

Dim osection 
osection = odoc.getTextSections().getByName("Section1")

Dim docText
docText= odoc.getText()

UriService = com.sun.star.rdf.URI
UriSService = com.sun.star.rdf.URIs
LiteralService = com.sun.star.rdf.Literal


Dim uriAnx 
uriAnx = UriService.create("http://editor.bungeni.org/anx" )


Dim rdfMetafile
rdfMetafile = odoc.addMetadataFile("meta/meta.rdf", Array(uriAnx))


Dim rdfGraph
rdfGraph = odoc.getRDFRepository().getGraph(rdfMetafile)

Dim uriSecType, litSecType
uriSecType = UriService.create("http://editor.bungeni.org/anx/sectionType")
litSecType = LiteralService.create("Clause")
rdfGraph.addStatement(osection, uriSecType, litSecType)

Dim uriSecUUID, litSecUUID
uriSecUUID = UriService.create("http://editor.bungeni.org/anx/sectionUUID")
litSecUUID = LiteralService.create("1723-18388-38383-38383")
rdfGraph.addStatement(osection, uriSecUUID, litSecUUID)




'XRay rdfGraph
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